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8.087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72cm"/>
    </style:style>
    <style:style style:name="co7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 to run in qemu</text:p>
          </table:table-cell>
          <table:table-cell office:value-type="string" calcext:value-type="string">
            <text:p>steps execut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mIOandFlowOperations/pop.json</text:p>
          </table:table-cell>
          <table:table-cell office:value-type="float" office:value="1.51634075600305" calcext:value-type="float">
            <text:p>1,51634075600305</text:p>
          </table:table-cell>
          <table:table-cell office:value-type="float" office:value="1249616" calcext:value-type="float">
            <text:p>1249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mIOandFlowOperations/codecopy.json</text:p>
          </table:table-cell>
          <table:table-cell office:value-type="float" office:value="1.50545337999938" calcext:value-type="float">
            <text:p>1,50545337999938</text:p>
          </table:table-cell>
          <table:table-cell office:value-type="float" office:value="4081699" calcext:value-type="float">
            <text:p>4081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mIOandFlowOperations/mload.json</text:p>
          </table:table-cell>
          <table:table-cell office:value-type="float" office:value="1.52129468100611" calcext:value-type="float">
            <text:p>1,52129468100611</text:p>
          </table:table-cell>
          <table:table-cell office:value-type="float" office:value="1940736" calcext:value-type="float">
            <text:p>19407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mIOandFlowOperations/pc.json</text:p>
          </table:table-cell>
          <table:table-cell office:value-type="float" office:value="1.5173338099994" calcext:value-type="float">
            <text:p>1,5173338099994</text:p>
          </table:table-cell>
          <table:table-cell office:value-type="float" office:value="1424857" calcext:value-type="float">
            <text:p>1424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mIOandFlowOperations/jumpToPush.json</text:p>
          </table:table-cell>
          <table:table-cell office:value-type="float" office:value="1.70459418499377" calcext:value-type="float">
            <text:p>1,70459418499377</text:p>
          </table:table-cell>
          <table:table-cell office:value-type="float" office:value="169476833" calcext:value-type="float">
            <text:p>1694768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mIOandFlowOperations/loopsConditionals.json</text:p>
          </table:table-cell>
          <table:table-cell office:value-type="float" office:value="1.53308343800018" calcext:value-type="float">
            <text:p>1,53308343800018</text:p>
          </table:table-cell>
          <table:table-cell office:value-type="float" office:value="12136915" calcext:value-type="float">
            <text:p>121369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mIOandFlowOperations/mstore.json</text:p>
          </table:table-cell>
          <table:table-cell office:value-type="float" office:value="1.52327993098879" calcext:value-type="float">
            <text:p>1,52327993098879</text:p>
          </table:table-cell>
          <table:table-cell office:value-type="float" office:value="3458830" calcext:value-type="float">
            <text:p>34588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mIOandFlowOperations/loop_stacklimit.json</text:p>
          </table:table-cell>
          <table:table-cell office:value-type="float" office:value="1.49678442800359" calcext:value-type="float">
            <text:p>1,49678442800359</text:p>
          </table:table-cell>
          <table:table-cell office:value-type="float" office:value="1324952" calcext:value-type="float">
            <text:p>1324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mIOandFlowOperations/gas.json</text:p>
          </table:table-cell>
          <table:table-cell office:value-type="float" office:value="1.57966122298967" calcext:value-type="float">
            <text:p>1,57966122298967</text:p>
          </table:table-cell>
          <table:table-cell office:value-type="float" office:value="1287118" calcext:value-type="float">
            <text:p>1287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mIOandFlowOperations/jumpi.json</text:p>
          </table:table-cell>
          <table:table-cell office:value-type="float" office:value="1.5823005889979" calcext:value-type="float">
            <text:p>1,5823005889979</text:p>
          </table:table-cell>
          <table:table-cell office:value-type="float" office:value="28556247" calcext:value-type="float">
            <text:p>285562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mIOandFlowOperations/mstore8.json</text:p>
          </table:table-cell>
          <table:table-cell office:value-type="float" office:value="1.51299869999639" calcext:value-type="float">
            <text:p>1,51299869999639</text:p>
          </table:table-cell>
          <table:table-cell office:value-type="float" office:value="2025143" calcext:value-type="float">
            <text:p>2025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mIOandFlowOperations/return.json</text:p>
          </table:table-cell>
          <table:table-cell office:value-type="float" office:value="1.57464470900595" calcext:value-type="float">
            <text:p>1,57464470900595</text:p>
          </table:table-cell>
          <table:table-cell office:value-type="float" office:value="4047933" calcext:value-type="float">
            <text:p>40479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mIOandFlowOperations/msize.json</text:p>
          </table:table-cell>
          <table:table-cell office:value-type="float" office:value="1.59826391800016" calcext:value-type="float">
            <text:p>1,59826391800016</text:p>
          </table:table-cell>
          <table:table-cell office:value-type="float" office:value="56025594" calcext:value-type="float">
            <text:p>560255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mIOandFlowOperations/sstore_sload.json</text:p>
          </table:table-cell>
          <table:table-cell office:value-type="float" office:value="1.5005493130011" calcext:value-type="float">
            <text:p>1,5005493130011</text:p>
          </table:table-cell>
          <table:table-cell office:value-type="float" office:value="2476849" calcext:value-type="float">
            <text:p>24768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mIOandFlowOperations/jump.json</text:p>
          </table:table-cell>
          <table:table-cell office:value-type="float" office:value="1.52593743400939" calcext:value-type="float">
            <text:p>1,52593743400939</text:p>
          </table:table-cell>
          <table:table-cell office:value-type="float" office:value="17242541" calcext:value-type="float">
            <text:p>172425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mPerformance/loopExp.json</text:p>
          </table:table-cell>
          <table:table-cell office:value-type="float" office:value="86.5444170109986" calcext:value-type="float">
            <text:p>86,54441701099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mPerformance/loopMul.json</text:p>
          </table:table-cell>
          <table:table-cell office:value-type="float" office:value="1259.20748675799" calcext:value-type="float">
            <text:p>1259,2074867579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mPerformance/performanceTester.json</text:p>
          </table:table-cell>
          <table:table-cell office:value-type="float" office:value="1.89509896800155" calcext:value-type="float">
            <text:p>1,89509896800155</text:p>
          </table:table-cell>
          <table:table-cell office:value-type="float" office:value="328001286" calcext:value-type="float">
            <text:p>3280012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mLogTest/log1.json</text:p>
          </table:table-cell>
          <table:table-cell office:value-type="float" office:value="1.58592846500687" calcext:value-type="float">
            <text:p>1,58592846500687</text:p>
          </table:table-cell>
          <table:table-cell office:value-type="float" office:value="6044852" calcext:value-type="float">
            <text:p>60448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mLogTest/log4.json</text:p>
          </table:table-cell>
          <table:table-cell office:value-type="float" office:value="1.51094994400046" calcext:value-type="float">
            <text:p>1,51094994400046</text:p>
          </table:table-cell>
          <table:table-cell office:value-type="float" office:value="6799699" calcext:value-type="float">
            <text:p>67996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mLogTest/log0.json</text:p>
          </table:table-cell>
          <table:table-cell office:value-type="float" office:value="1.57007354300004" calcext:value-type="float">
            <text:p>1,57007354300004</text:p>
          </table:table-cell>
          <table:table-cell office:value-type="float" office:value="5327297" calcext:value-type="float">
            <text:p>53272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mLogTest/log2.json</text:p>
          </table:table-cell>
          <table:table-cell office:value-type="float" office:value="1.51038547599455" calcext:value-type="float">
            <text:p>1,51038547599455</text:p>
          </table:table-cell>
          <table:table-cell office:value-type="float" office:value="6051315" calcext:value-type="float">
            <text:p>60513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mLogTest/log3.json</text:p>
          </table:table-cell>
          <table:table-cell office:value-type="float" office:value="1.52275828699931" calcext:value-type="float">
            <text:p>1,52275828699931</text:p>
          </table:table-cell>
          <table:table-cell office:value-type="float" office:value="6788674" calcext:value-type="float">
            <text:p>67886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mArithmeticTest/expPower256Of256.json</text:p>
          </table:table-cell>
          <table:table-cell office:value-type="float" office:value="1.57319008199556" calcext:value-type="float">
            <text:p>1,57319008199556</text:p>
          </table:table-cell>
          <table:table-cell office:value-type="float" office:value="127329034" calcext:value-type="float">
            <text:p>1273290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mArithmeticTest/sdiv.json</text:p>
          </table:table-cell>
          <table:table-cell office:value-type="float" office:value="1.59422391500266" calcext:value-type="float">
            <text:p>1,59422391500266</text:p>
          </table:table-cell>
          <table:table-cell office:value-type="float" office:value="12838141" calcext:value-type="float">
            <text:p>128381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mArithmeticTest/smod.json</text:p>
          </table:table-cell>
          <table:table-cell office:value-type="float" office:value="1.5267726029997" calcext:value-type="float">
            <text:p>1,5267726029997</text:p>
          </table:table-cell>
          <table:table-cell office:value-type="float" office:value="4206436" calcext:value-type="float">
            <text:p>42064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mArithmeticTest/not.json</text:p>
          </table:table-cell>
          <table:table-cell office:value-type="float" office:value="1.52623989900167" calcext:value-type="float">
            <text:p>1,52623989900167</text:p>
          </table:table-cell>
          <table:table-cell office:value-type="float" office:value="811767" calcext:value-type="float">
            <text:p>8117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mArithmeticTest/exp.json</text:p>
          </table:table-cell>
          <table:table-cell office:value-type="float" office:value="1.54711738298647" calcext:value-type="float">
            <text:p>1,54711738298647</text:p>
          </table:table-cell>
          <table:table-cell office:value-type="float" office:value="9211465" calcext:value-type="float">
            <text:p>92114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mArithmeticTest/sub.json</text:p>
          </table:table-cell>
          <table:table-cell office:value-type="float" office:value="1.5329798390012" calcext:value-type="float">
            <text:p>1,5329798390012</text:p>
          </table:table-cell>
          <table:table-cell office:value-type="float" office:value="3632900" calcext:value-type="float">
            <text:p>36329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mArithmeticTest/signextend.json</text:p>
          </table:table-cell>
          <table:table-cell office:value-type="float" office:value="1.54899532000127" calcext:value-type="float">
            <text:p>1,54899532000127</text:p>
          </table:table-cell>
          <table:table-cell office:value-type="float" office:value="11096378" calcext:value-type="float">
            <text:p>110963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mArithmeticTest/mod.json</text:p>
          </table:table-cell>
          <table:table-cell office:value-type="float" office:value="1.55582868200145" calcext:value-type="float">
            <text:p>1,55582868200145</text:p>
          </table:table-cell>
          <table:table-cell office:value-type="float" office:value="4208841" calcext:value-type="float">
            <text:p>42088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mArithmeticTest/addmod.json</text:p>
          </table:table-cell>
          <table:table-cell office:value-type="float" office:value="1.51403354298964" calcext:value-type="float">
            <text:p>1,51403354298964</text:p>
          </table:table-cell>
          <table:table-cell office:value-type="float" office:value="12007819" calcext:value-type="float">
            <text:p>120078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mArithmeticTest/fib.json</text:p>
          </table:table-cell>
          <table:table-cell office:value-type="float" office:value="1.49928436899791" calcext:value-type="float">
            <text:p>1,49928436899791</text:p>
          </table:table-cell>
          <table:table-cell office:value-type="float" office:value="1318995" calcext:value-type="float">
            <text:p>13189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mArithmeticTest/add.json</text:p>
          </table:table-cell>
          <table:table-cell office:value-type="float" office:value="1.49278269200295" calcext:value-type="float">
            <text:p>1,49278269200295</text:p>
          </table:table-cell>
          <table:table-cell office:value-type="float" office:value="3623346" calcext:value-type="float">
            <text:p>36233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mArithmeticTest/div.json</text:p>
          </table:table-cell>
          <table:table-cell office:value-type="float" office:value="1.5248506229982" calcext:value-type="float">
            <text:p>1,5248506229982</text:p>
          </table:table-cell>
          <table:table-cell office:value-type="float" office:value="5640787" calcext:value-type="float">
            <text:p>56407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mArithmeticTest/divByZero.json</text:p>
          </table:table-cell>
          <table:table-cell office:value-type="float" office:value="1.55954773300618" calcext:value-type="float">
            <text:p>1,55954773300618</text:p>
          </table:table-cell>
          <table:table-cell office:value-type="float" office:value="51471552" calcext:value-type="float">
            <text:p>514715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mArithmeticTest/mulmod.json</text:p>
          </table:table-cell>
          <table:table-cell office:value-type="float" office:value="1.53513282700442" calcext:value-type="float">
            <text:p>1,53513282700442</text:p>
          </table:table-cell>
          <table:table-cell office:value-type="float" office:value="11978984" calcext:value-type="float">
            <text:p>119789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mArithmeticTest/mul.json</text:p>
          </table:table-cell>
          <table:table-cell office:value-type="float" office:value="1.52941226999974" calcext:value-type="float">
            <text:p>1,52941226999974</text:p>
          </table:table-cell>
          <table:table-cell office:value-type="float" office:value="6403355" calcext:value-type="float">
            <text:p>64033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mArithmeticTest/expPower2.json</text:p>
          </table:table-cell>
          <table:table-cell office:value-type="float" office:value="1.52195876500628" calcext:value-type="float">
            <text:p>1,52195876500628</text:p>
          </table:table-cell>
          <table:table-cell office:value-type="float" office:value="2850042" calcext:value-type="float">
            <text:p>28500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mArithmeticTest/expPower256.json</text:p>
          </table:table-cell>
          <table:table-cell office:value-type="float" office:value="1.51553440300631" calcext:value-type="float">
            <text:p>1,51553440300631</text:p>
          </table:table-cell>
          <table:table-cell office:value-type="float" office:value="8524161" calcext:value-type="float">
            <text:p>85241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mArithmeticTest/arith.json</text:p>
          </table:table-cell>
          <table:table-cell office:value-type="float" office:value="1.50142061599763" calcext:value-type="float">
            <text:p>1,50142061599763</text:p>
          </table:table-cell>
          <table:table-cell office:value-type="float" office:value="648696" calcext:value-type="float">
            <text:p>6486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mArithmeticTest/twoOps.json</text:p>
          </table:table-cell>
          <table:table-cell office:value-type="float" office:value="1.54084714700002" calcext:value-type="float">
            <text:p>1,54084714700002</text:p>
          </table:table-cell>
          <table:table-cell office:value-type="float" office:value="69324048" calcext:value-type="float">
            <text:p>693240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mBitwiseLogicOperation/and.json</text:p>
          </table:table-cell>
          <table:table-cell office:value-type="float" office:value="1.5307864510105" calcext:value-type="float">
            <text:p>1,5307864510105</text:p>
          </table:table-cell>
          <table:table-cell office:value-type="float" office:value="3632457" calcext:value-type="float">
            <text:p>36324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mBitwiseLogicOperation/not.json</text:p>
          </table:table-cell>
          <table:table-cell office:value-type="float" office:value="1.50395009599742" calcext:value-type="float">
            <text:p>1,50395009599742</text:p>
          </table:table-cell>
          <table:table-cell office:value-type="float" office:value="4199886" calcext:value-type="float">
            <text:p>41998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mBitwiseLogicOperation/gt.json</text:p>
          </table:table-cell>
          <table:table-cell office:value-type="float" office:value="1.50893777298916" calcext:value-type="float">
            <text:p>1,50893777298916</text:p>
          </table:table-cell>
          <table:table-cell office:value-type="float" office:value="2791963" calcext:value-type="float">
            <text:p>27919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mBitwiseLogicOperation/eq.json</text:p>
          </table:table-cell>
          <table:table-cell office:value-type="float" office:value="1.51124728699506" calcext:value-type="float">
            <text:p>1,51124728699506</text:p>
          </table:table-cell>
          <table:table-cell office:value-type="float" office:value="2126014" calcext:value-type="float">
            <text:p>21260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mBitwiseLogicOperation/lt.json</text:p>
          </table:table-cell>
          <table:table-cell office:value-type="float" office:value="1.49675981499604" calcext:value-type="float">
            <text:p>1,49675981499604</text:p>
          </table:table-cell>
          <table:table-cell office:value-type="float" office:value="2791940" calcext:value-type="float">
            <text:p>27919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mBitwiseLogicOperation/slt.json</text:p>
          </table:table-cell>
          <table:table-cell office:value-type="float" office:value="1.52221442900191" calcext:value-type="float">
            <text:p>1,52221442900191</text:p>
          </table:table-cell>
          <table:table-cell office:value-type="float" office:value="2798713" calcext:value-type="float">
            <text:p>27987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mBitwiseLogicOperation/byte.json</text:p>
          </table:table-cell>
          <table:table-cell office:value-type="float" office:value="1.5619129199913" calcext:value-type="float">
            <text:p>1,5619129199913</text:p>
          </table:table-cell>
          <table:table-cell office:value-type="float" office:value="11543951" calcext:value-type="float">
            <text:p>115439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mBitwiseLogicOperation/iszero.json</text:p>
          </table:table-cell>
          <table:table-cell office:value-type="float" office:value="1.53280861099483" calcext:value-type="float">
            <text:p>1,53280861099483</text:p>
          </table:table-cell>
          <table:table-cell office:value-type="float" office:value="2113128" calcext:value-type="float">
            <text:p>21131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mBitwiseLogicOperation/sgt.json</text:p>
          </table:table-cell>
          <table:table-cell office:value-type="float" office:value="1.50196072101244" calcext:value-type="float">
            <text:p>1,50196072101244</text:p>
          </table:table-cell>
          <table:table-cell office:value-type="float" office:value="2798656" calcext:value-type="float">
            <text:p>27986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mBitwiseLogicOperation/or.json</text:p>
          </table:table-cell>
          <table:table-cell office:value-type="float" office:value="1.53467313699366" calcext:value-type="float">
            <text:p>1,53467313699366</text:p>
          </table:table-cell>
          <table:table-cell office:value-type="float" office:value="4215786" calcext:value-type="float">
            <text:p>42157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mBitwiseLogicOperation/xor.json</text:p>
          </table:table-cell>
          <table:table-cell office:value-type="float" office:value="1.5183179040032" calcext:value-type="float">
            <text:p>1,5183179040032</text:p>
          </table:table-cell>
          <table:table-cell office:value-type="float" office:value="4210528" calcext:value-type="float">
            <text:p>42105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mTests/calldataload.json</text:p>
          </table:table-cell>
          <table:table-cell office:value-type="float" office:value="1.51680018899788" calcext:value-type="float">
            <text:p>1,51680018899788</text:p>
          </table:table-cell>
          <table:table-cell office:value-type="float" office:value="2719018" calcext:value-type="float">
            <text:p>2719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mTests/envInfo.json</text:p>
          </table:table-cell>
          <table:table-cell office:value-type="float" office:value="1.56057918199804" calcext:value-type="float">
            <text:p>1,56057918199804</text:p>
          </table:table-cell>
          <table:table-cell office:value-type="float" office:value="7244080" calcext:value-type="float">
            <text:p>72440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mTests/random.json</text:p>
          </table:table-cell>
          <table:table-cell office:value-type="float" office:value="1.56669160099409" calcext:value-type="float">
            <text:p>1,56669160099409</text:p>
          </table:table-cell>
          <table:table-cell office:value-type="float" office:value="3827316" calcext:value-type="float">
            <text:p>38273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mTests/blockInfo.json</text:p>
          </table:table-cell>
          <table:table-cell office:value-type="float" office:value="1.5111610449967" calcext:value-type="float">
            <text:p>1,5111610449967</text:p>
          </table:table-cell>
          <table:table-cell office:value-type="float" office:value="3621844" calcext:value-type="float">
            <text:p>36218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mTests/suicide.json</text:p>
          </table:table-cell>
          <table:table-cell office:value-type="float" office:value="1.51606349299254" calcext:value-type="float">
            <text:p>1,51606349299254</text:p>
          </table:table-cell>
          <table:table-cell office:value-type="float" office:value="2098937" calcext:value-type="float">
            <text:p>20989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mTests/push.json</text:p>
          </table:table-cell>
          <table:table-cell office:value-type="float" office:value="1.61484719699365" calcext:value-type="float">
            <text:p>1,61484719699365</text:p>
          </table:table-cell>
          <table:table-cell office:value-type="float" office:value="26757786" calcext:value-type="float">
            <text:p>267577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mTests/dup.json</text:p>
          </table:table-cell>
          <table:table-cell office:value-type="float" office:value="1.54785524700128" calcext:value-type="float">
            <text:p>1,54785524700128</text:p>
          </table:table-cell>
          <table:table-cell office:value-type="float" office:value="25299634" calcext:value-type="float">
            <text:p>252996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mTests/swap.json</text:p>
          </table:table-cell>
          <table:table-cell office:value-type="float" office:value="1.55928157900053" calcext:value-type="float">
            <text:p>1,55928157900053</text:p>
          </table:table-cell>
          <table:table-cell office:value-type="float" office:value="25299662" calcext:value-type="float">
            <text:p>252996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mTests/calldatasize.json</text:p>
          </table:table-cell>
          <table:table-cell office:value-type="float" office:value="1.59250637301011" calcext:value-type="float">
            <text:p>1,59250637301011</text:p>
          </table:table-cell>
          <table:table-cell office:value-type="float" office:value="15095318" calcext:value-type="float">
            <text:p>150953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mTests/sha3.json</text:p>
          </table:table-cell>
          <table:table-cell office:value-type="float" office:value="1.76874414899794" calcext:value-type="float">
            <text:p>1,76874414899794</text:p>
          </table:table-cell>
          <table:table-cell office:value-type="float" office:value="817082364" calcext:value-type="float">
            <text:p>8170823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mTests/calldatacopy.json</text:p>
          </table:table-cell>
          <table:table-cell office:value-type="float" office:value="1.54384841700085" calcext:value-type="float">
            <text:p>1,54384841700085</text:p>
          </table:table-cell>
          <table:table-cell office:value-type="float" office:value="6478493" calcext:value-type="float">
            <text:p>6478493</text:p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ep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9616" calcext:value-type="float">
            <text:p>1249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81699" calcext:value-type="float">
            <text:p>4081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40736" calcext:value-type="float">
            <text:p>19407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4857" calcext:value-type="float">
            <text:p>1424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476833" calcext:value-type="float">
            <text:p>1694768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36915" calcext:value-type="float">
            <text:p>121369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58830" calcext:value-type="float">
            <text:p>34588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24952" calcext:value-type="float">
            <text:p>1324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7118" calcext:value-type="float">
            <text:p>1287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556247" calcext:value-type="float">
            <text:p>285562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5143" calcext:value-type="float">
            <text:p>20251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47933" calcext:value-type="float">
            <text:p>40479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025594" calcext:value-type="float">
            <text:p>560255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6849" calcext:value-type="float">
            <text:p>24768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242541" calcext:value-type="float">
            <text:p>17242541</text:p>
          </table:table-cell>
        </table:table-row>
      </table:table>
      <table:table table:name="steps2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8001286" calcext:value-type="float">
            <text:p>3280012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44852" calcext:value-type="float">
            <text:p>60448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99699" calcext:value-type="float">
            <text:p>67996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27297" calcext:value-type="float">
            <text:p>53272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51315" calcext:value-type="float">
            <text:p>60513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88674" calcext:value-type="float">
            <text:p>67886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7329034" calcext:value-type="float">
            <text:p>1273290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838141" calcext:value-type="float">
            <text:p>128381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06436" calcext:value-type="float">
            <text:p>42064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1767" calcext:value-type="float">
            <text:p>8117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11465" calcext:value-type="float">
            <text:p>92114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32900" calcext:value-type="float">
            <text:p>36329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096378" calcext:value-type="float">
            <text:p>110963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08841" calcext:value-type="float">
            <text:p>42088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007819" calcext:value-type="float">
            <text:p>120078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8995" calcext:value-type="float">
            <text:p>13189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23346" calcext:value-type="float">
            <text:p>36233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40787" calcext:value-type="float">
            <text:p>56407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471552" calcext:value-type="float">
            <text:p>514715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978984" calcext:value-type="float">
            <text:p>119789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403355" calcext:value-type="float">
            <text:p>64033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50042" calcext:value-type="float">
            <text:p>28500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524161" calcext:value-type="float">
            <text:p>85241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8696" calcext:value-type="float">
            <text:p>6486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324048" calcext:value-type="float">
            <text:p>693240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32457" calcext:value-type="float">
            <text:p>36324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99886" calcext:value-type="float">
            <text:p>41998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91963" calcext:value-type="float">
            <text:p>27919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26014" calcext:value-type="float">
            <text:p>21260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91940" calcext:value-type="float">
            <text:p>27919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98713" calcext:value-type="float">
            <text:p>27987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543951" calcext:value-type="float">
            <text:p>115439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13128" calcext:value-type="float">
            <text:p>21131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98656" calcext:value-type="float">
            <text:p>27986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15786" calcext:value-type="float">
            <text:p>42157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10528" calcext:value-type="float">
            <text:p>42105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19018" calcext:value-type="float">
            <text:p>2719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244080" calcext:value-type="float">
            <text:p>72440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27316" calcext:value-type="float">
            <text:p>38273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21844" calcext:value-type="float">
            <text:p>36218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98937" calcext:value-type="float">
            <text:p>20989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757786" calcext:value-type="float">
            <text:p>267577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299634" calcext:value-type="float">
            <text:p>252996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299662" calcext:value-type="float">
            <text:p>252996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095318" calcext:value-type="float">
            <text:p>150953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7082364" calcext:value-type="float">
            <text:p>8170823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78493" calcext:value-type="float">
            <text:p>64784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6:14:59.8693565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2:30:15.400315402</meta:creation-date>
    <dc:date>2023-11-30T16:19:45.166275068</dc:date>
    <meta:editing-duration>PT8M13S</meta:editing-duration>
    <meta:editing-cycles>3</meta:editing-cycles>
    <meta:generator>LibreOffice/7.5.8.2$Linux_X86_64 LibreOffice_project/50$Build-2</meta:generator>
    <meta:document-statistic meta:table-count="3" meta:cell-count="382" meta:object-count="0"/>
  </office:meta>
</office:document-meta>
</file>